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DejaVu Sans Mono" svg:font-family="'DejaVu Sans Mono'" style:font-adornments="Book" style:font-family-generic="swiss" style:font-pitch="fixed"/>
    <style:font-face style:name="DejaVu Sans" svg:font-family="'DejaVu Sans'" style:font-family-generic="roman" style:font-pitch="variable"/>
    <style:font-face style:name="Thorndale" svg:font-family="Thorndale" style:font-family-generic="roman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de">
      <style:paragraph-properties fo:margin-left="0cm" fo:margin-right="0.199cm" fo:text-indent="0cm" style:auto-text-indent="false"/>
    </style:style>
    <style:style style:name="P6" style:family="paragraph" style:parent-style-name="code" style:master-page-name="">
      <style:paragraph-properties style:page-number="auto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Thorndale" style:font-name-asian="Thorndale" style:font-name-complex="Thorndale"/>
    </style:style>
    <style:style style:name="T2" style:family="text">
      <style:text-properties style:font-name="Thorndale" fo:font-weight="bold" style:font-name-asian="Thorndale" style:font-weight-asian="bold" style:font-name-complex="Thorndale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Vnitřní reprezentace grafů</text:p>
      <text:p text:style-name="P12">Interpret grafových algoritmů</text:p>
      <text:p text:style-name="P12"/>
      <text:p text:style-name="P12">Michal Turek</text:p>
      <text:p text:style-name="P12">ČVUT FEL, X36ASS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">Zadání projektu<text:tab/>1</text:p>
          <text:p text:style-name="P2">Reprezentace grafů<text:tab/>2</text:p>
          <text:p text:style-name="P4">Reprezentace množinami vrcholů a hran<text:tab/>2</text:p>
          <text:p text:style-name="P3">Výhody a nevýhody<text:tab/>2</text:p>
          <text:p text:style-name="P4">Matice sousednosti<text:tab/>3</text:p>
          <text:p text:style-name="P3">Výhody a nevýhody<text:tab/>3</text:p>
          <text:p text:style-name="P2">Implementace<text:tab/>4</text:p>
          <text:p text:style-name="P4">Příklad použití – interpretovaný kód<text:tab/>4</text:p>
          <text:p text:style-name="P4">Příklad použití – interpretující C++ kód<text:tab/>4</text:p>
          <text:p text:style-name="P4">Reprezentace množinami vrcholů a hran<text:tab/>4</text:p>
          <text:p text:style-name="P4">Implementace maticí sousednosti<text:tab/>6</text:p>
          <text:p text:style-name="P2">Závěr<text:tab/>6</text:p>
        </text:index-body>
      </text:table-of-content>
      <text:p text:style-name="Text_20_body"/>
      <text:h text:style-name="Heading_20_2" text:outline-level="2"><text:bookmark-start text:name="__RefHeading__40665423"/>Zadání projektu<text:bookmark-end text:name="__RefHeading__40665423"/></text:h>
      <text:p text:style-name="Text_20_body">Tento projekt představuje část mé diplomové práce "Interpret grafových algoritmů". Potřebuji <text:span text:style-name="T4">vyzkoumat</text:span>, jak nejvhodněji reprezentovat v C++ programu objekt grafu, množiny jeho vrcholů a hran, aby šly jednoduše a přitom co nejobecněji provádět grafové operace, které budou následně zpřístupněny v interpretu.</text:p>
      <text:p text:style-name="Text_20_body">Primitivní <text:span text:style-name="T4">typy</text:span></text:p>
      <text:list xml:id="list87497508" text:style-name="L1">
        <text:list-item>
          <text:p text:style-name="P7">graf</text:p>
        </text:list-item>
        <text:list-item>
          <text:p text:style-name="P7">vrchol (obsahuje vlastnosti klíč-hodnota)</text:p>
        </text:list-item>
        <text:list-item>
          <text:p text:style-name="P7">hrana (obsahuje vlastnosti klíč-hodnota)</text:p>
        </text:list-item>
        <text:list-item>
          <text:p text:style-name="P7">množina vrcholů</text:p>
        </text:list-item>
        <text:list-item>
          <text:p text:style-name="P7">množina hran</text:p>
        </text:list-item>
        <text:list-item>
          <text:p text:style-name="P7">iterátory přes vrcholy a hrany</text:p>
        </text:list-item>
      </text:list>
      <text:p text:style-name="Text_20_body">Základní <text:span text:style-name="T4">funkce</text:span></text:p>
      <text:list xml:id="list1529096120" text:style-name="L2">
        <text:list-item>
          <text:p text:style-name="P8">vytvoř/smaž graf/hranu/vrchol</text:p>
        </text:list-item>
        <text:list-item>
          <text:p text:style-name="P8">ohodnoť hranu/vrchol</text:p>
        </text:list-item>
        <text:list-item>
          <text:p text:style-name="P8">vrať všechny sousedy daného vrcholu</text:p>
        </text:list-item>
        <text:list-item>
          <text:p text:style-name="P8">vytvoř/zruš množinu vrcholů/hran, přidej/odeber vrchol/hranu</text:p>
        </text:list-item>
        <text:list-item>
          <text:p text:style-name="P8">vrať stupeň vrcholu</text:p>
        </text:list-item>
      </text:list>
      <text:p text:style-name="Text_20_body"><text:soft-page-break/>Řídící <text:span text:style-name="T4">struktury</text:span></text:p>
      <text:list xml:id="list1121488881" text:style-name="L3">
        <text:list-item>
          <text:p text:style-name="P9">pro všechny sousedy daného vrcholu udělej</text:p>
        </text:list-item>
        <text:list-item>
          <text:p text:style-name="P9">pro všechny hrany/vrcholy v dané množině udělej</text:p>
        </text:list-item>
        <text:list-item>
          <text:p text:style-name="P9">pro všechny hrany/vrcholy grafu udělej</text:p>
        </text:list-item>
      </text:list>
      <text:h text:style-name="Heading_20_2" text:outline-level="2"><text:bookmark-start text:name="__RefHeading__40666223"/>Reprezentace grafů<text:bookmark-end text:name="__RefHeading__40666223"/></text:h>
      <text:p text:style-name="Text_20_body">Existuje několik možností, jak reprezentovat graf. V teorii grafů bývají nejčastěji zmiňovány maticové reprezentace a spojové seznamy, ale existují i další.</text:p>
      <text:list xml:id="list1017577157" text:style-name="L4">
        <text:list-item>
          <text:p text:style-name="P10">Matice inicidence |U| x |H|</text:p>
        </text:list-item>
        <text:list-item>
          <text:p text:style-name="P10"><text:span text:style-name="T1">Matice sousednosti </text:span>|U| x |U|</text:p>
        </text:list-item>
        <text:list-item>
          <text:p text:style-name="P10">Spojový seznam - seznam následníků</text:p>
        </text:list-item>
        <text:list-item>
          <text:p text:style-name="P10">Jiné reprezentace</text:p>
        </text:list-item>
      </text:list>
      <text:p text:style-name="Text_20_body">Cílem této práce bude najít nejvhodnější reprezentaci grafu, kterou by bylo možné použít ve specifické oblasti interpretu grafového jazyka. První zkoumaný způsob bude maticový, druhý na <text:span text:style-name="T4">bázi</text:span> množin vrcholů a hran.</text:p>
      <text:h text:style-name="Heading_20_3" text:outline-level="3">Reprezentace množinami vrcholů a hran</text:h>
      <text:p text:style-name="Text_20_body">Tato reprezentace grafů se ve školách nejspíše neučí, ale v tomto konkrétním specifickém případě je velice elegantní. Datové položky grafu budou tvořit pouze dvě <text:s/>množiny vrcholů a hran.</text:p>
      <text:p text:style-name="code">class Graph</text:p>
      <text:p text:style-name="code">{</text:p>
      <text:p text:style-name="code"><text:tab/>set&lt;Vertex*&gt; m_vertices;</text:p>
      <text:p text:style-name="code"><text:tab/>set&lt;Edge*&gt; m_edges;</text:p>
      <text:p text:style-name="code"><text:tab/>// Ostatní datové položky pro tuto práci nezajímavé</text:p>
      <text:p text:style-name="P6">};</text:p>
      <text:p text:style-name="Text_20_body"/>
      <text:p text:style-name="Text_20_body">Vlastní struktura grafu včetně propojení vrcholů hranami je definována ne ve třídě grafu, ale ve třídách vrcholů a hran. Vrchol obsahuje množinu hran, které s ním incidují a hrany <text:s/>ukládají ukazatele na svůj počáteční a koncový uzel. Referenci na graf je nutné uchovávat kvůli interpretu.</text:p>
      <text:p text:style-name="code">class Vertex</text:p>
      <text:p text:style-name="code">{</text:p>
      <text:p text:style-name="code"><text:tab/>Graph* m_graph;</text:p>
      <text:p text:style-name="code"><text:tab/>set&lt; pair&lt;Edge*, ORIENT&gt; &gt; m_edges;</text:p>
      <text:p text:style-name="code"><text:tab/>// Ostatní datové položky pro tuto práci nezajímavé</text:p>
      <text:p text:style-name="code">};</text:p>
      <text:p text:style-name="code"/>
      <text:p text:style-name="code">class Edge</text:p>
      <text:p text:style-name="code">{</text:p>
      <text:p text:style-name="code"><text:tab/>Graph* <text:s/>m_graph;</text:p>
      <text:p text:style-name="code"><text:tab/>Vertex* m_begin, m_end;</text:p>
      <text:p text:style-name="code"><text:tab/>// Ostatní datové položky pro tuto práci nezajímavé</text:p>
      <text:p text:style-name="code">};</text:p>
      <text:h text:style-name="Heading_20_4" text:outline-level="4">Výhody a nevýhody</text:h>
      <text:p text:style-name="Text_20_body">Hlavní výhodou této reprezentace je možnost práce s naprosto obecným grafem. Druhá <text:soft-page-break/>reprezentace, matice sousednosti, ve své standardní verzi neumí pracovat s paralelními hranami.</text:p>
      <text:p text:style-name="Text_20_body">Druhou obrovskou výhodou je identická implementace grafu a podmnožin jeho uzlů/hran. Není třeba programovat stejnou věc dvakrát a navíc je složitě napojovat. Výhodou je i přirozená a jednoduchá iterovatelnost množin, díky níž nebude složité implementovat procházení grafu pomocí cyklu foreach.</text:p>
      <text:p text:style-name="Text_20_body">Jedinou možnou nevýhodou je nenulová duplicita informací při definici struktury grafu, proto bude nutné v rozhraní tříd ošetřit, aby kvůli ní nemohly vzniknout žádné problémy.</text:p>
      <text:h text:style-name="Heading_20_3" text:outline-level="3"><text:bookmark-start text:name="__RefHeading__40666523"/>Matice sousednosti<text:bookmark-end text:name="__RefHeading__40666523"/></text:h>
      <text:p text:style-name="Text_20_body">Zkoumána bude reprezentace maticí sousednosti, která je definována jako dvourozměrné pole |U| x |U|. V jazyce C++ s <text:span text:style-name="T4">použitím</text:span> knihovny STL by mohla být třída grafu definována nepříklad následovně.</text:p>
      <text:p text:style-name="code">class Graph</text:p>
      <text:p text:style-name="code">{</text:p>
      <text:p text:style-name="code"><text:tab/>vector&lt;Vertex*&gt; m_vertices;</text:p>
      <text:p text:style-name="code"><text:tab/>vector&lt; vector&lt;Edge*&gt; &gt; m_edges;</text:p>
      <text:p text:style-name="code">};</text:p>
      <text:p text:style-name="P5"/>
      <text:p text:style-name="Text_20_body">Parametry šablonové třídy vector nemohou <text:span text:style-name="T4">být</text:span> primitivní datové typy, ale objekty tříd, protože každý vrchol i hrana musí umět ukládat dodatečné vlastnosti klíč-hodnota definované v zadání.</text:p>
      <text:h text:style-name="Heading_20_4" text:outline-level="4">Výhody a nevýhody</text:h>
      <text:p text:style-name="Text_20_body">Na první pohled se zdá, že by mohlo být <text:span text:style-name="T4">výhodné</text:span> použít tuto reprezentaci, nicméně při srovnání jejích možností s definovanými požadavky je možné narazit na několik výrazných problémů.</text:p>
      <text:p text:style-name="Text_20_body">Největším z nich jsou paralelní hrany, protože počáteční a koncový vrchol hranu <text:span text:style-name="T4">jednoznačně</text:span> neurčují. Řešením problému by mohlo být trojrozměrné pole a trojrozměrné indexy, je však nutno podotknout, že toto řešení není hezké.</text:p>
      <text:p text:style-name="code"><text:span text:style-name="T2">vector&lt;</text:span> vector&lt; vector&lt;Edge*&gt; &gt; <text:span text:style-name="T3">&gt;</text:span></text:p>
      <text:p text:style-name="code"><text:span text:style-name="T3"/></text:p>
      <text:p text:style-name="Text_20_body">Další nevýhodou je příliš složité <text:span text:style-name="T4">přidávání</text:span> a mazání vrcholů a časté realokace velkých bloků paměti. Toto řešení by tedy bylo vhodné spíše pro statické grafy, které se na začátku vytvoří a pak zůstanou nezměny až do konce algoritmu.</text:p>
      <text:p text:style-name="Text_20_body">Problémem je i složité procházení vrcholů a hran a hledání sebe sama v grafu. Každý vrchol a hrana musí mít v sobě uložen trojrozměrný index do matice reprezentující graf. Tímto se výrazně zvyšují paměťové nároky. (Počty vrcholů a hran grafu jsou zadavatelem diplomové práce odhadovány na stovky tisíc až milióny, výsledný produkt bude použit na rozpoznávání obrazů, kdy se zkoumaný obrázek převádí na speciální graf.)</text:p>
      <text:p text:style-name="Text_20_body">Dalším problémy pravděpodobně vzniknou u vytváření a operacích s podmnožinami vrcholů a hran, které mají naprosto odlišnou implementaci vzhledem k vlastní třídě grafu.</text:p>
      <text:h text:style-name="Heading_20_2" text:outline-level="2"><text:soft-page-break/>Implementace</text:h>
      <text:h text:style-name="Heading_20_3" text:outline-level="3">Příklad použití – interpretovaný kód</text:h>
      <text:p text:style-name="code">function test()</text:p>
      <text:p text:style-name="code">{</text:p>
      <text:p text:style-name="code"><text:tab/>g = createGraph();</text:p>
      <text:p text:style-name="code"/>
      <text:p text:style-name="code"><text:tab/>v1 = g.generateVertex();</text:p>
      <text:p text:style-name="code"><text:tab/>v2 = g.generateVertex();</text:p>
      <text:p text:style-name="code"><text:tab/>e1 = g.generateEdge(v1, v2);</text:p>
      <text:p text:style-name="code"/>
      <text:p text:style-name="code"><text:tab/>v1.visited = true;</text:p>
      <text:p text:style-name="code"><text:tab/>e1.color = „red“;</text:p>
      <text:p text:style-name="code"/>
      <text:p text:style-name="code"><text:tab/>g.deleteEdge(e1);</text:p>
      <text:p text:style-name="code"><text:tab/>g.deleteVertex(v2);</text:p>
      <text:p text:style-name="code">}</text:p>
      <text:p text:style-name="Text_20_body"/>
      <text:p text:style-name="Text_20_body">Výše uvedený kód vytvoří nový graf, vygeneruje dva vrcholy a spojí je hranou. Dále označní první vrchol jako navštívený a barvu hrany na červenou. V závěru smaže hranu a druhý vrchol. Tento motivační příklad demonstruje základní operace s navrhovanými třídami v interpretu.</text:p>
      <text:h text:style-name="Heading_20_3" text:outline-level="3">Příklad použití – interpretující C++ kód</text:h>
      <text:p text:style-name="Text_20_body">Následující C++ kód by mohl být v průběhu interpretace volán k vykonání operací z příkladu.</text:p>
      <text:p text:style-name="P6">Graph* g = new Graph();</text:p>
      <text:p text:style-name="code"/>
      <text:p text:style-name="code">Vertex* v1 = g.generateVertex();</text:p>
      <text:p text:style-name="code">Vertex* v2 = g.generateVertex();</text:p>
      <text:p text:style-name="code">Edge* e1 = g.generateEdge(v1, v2);</text:p>
      <text:p text:style-name="code"/>
      <text:p text:style-name="code">v1-&gt;setProperty(„visited“, true);</text:p>
      <text:p text:style-name="code">v2-&gt;setProperty(„color“, „red“;</text:p>
      <text:p text:style-name="code"/>
      <text:p text:style-name="code">g.deleteEdge(e1);</text:p>
      <text:p text:style-name="code">e1 = NULL;</text:p>
      <text:p text:style-name="code">g.deleteVertex(v2);</text:p>
      <text:p text:style-name="code">v2 = NULL;</text:p>
      <text:h text:style-name="Heading_20_3" text:outline-level="3">Reprezentace množinami vrcholů a hran</text:h>
      <text:p text:style-name="Text_20_body">V následujícím výpisu kódu je ukázána až překvapivá elegance řešení na bázi množiny vrcholů a hran ve spojení se standardní knihovnou STL a její šablonou set. Jsou ukázány čtyři funkce třídy grafu, které se starají o vytváření a mazání vrcholů a hran. Jsou natolik jednoduché, že veškeré komentáře jsou asi zbytečné.</text:p>
      <text:p text:style-name="P6">Vertex* Graph::generateVertex(void)</text:p>
      <text:p text:style-name="code">{</text:p>
      <text:p text:style-name="code"><text:tab/>Vertex* vertex = new Vertex(this);</text:p>
      <text:p text:style-name="code"><text:tab/>m_vertices.insert(vertex);</text:p>
      <text:p text:style-name="code"><text:tab/>return vertex;</text:p>
      <text:p text:style-name="code">}</text:p>
      <text:p text:style-name="code"/>
      <text:p text:style-name="code">Edge* Graph::generateEdge(Vertex* begin, Vertex* end)</text:p>
      <text:p text:style-name="code"><text:soft-page-break/>{</text:p>
      <text:p text:style-name="code"><text:tab/>Edge* edge = new Edge(this, begin, end);</text:p>
      <text:p text:style-name="code"><text:tab/>m_edges.insert(edge);</text:p>
      <text:p text:style-name="code"/>
      <text:p text:style-name="code"><text:tab/>begin-&gt;addEdge(edge, BEGIN);</text:p>
      <text:p text:style-name="code"><text:tab/>end-&gt;addEdge(edge, END);</text:p>
      <text:p text:style-name="code"/>
      <text:p text:style-name="code"><text:tab/>return edge;</text:p>
      <text:p text:style-name="code">}</text:p>
      <text:p text:style-name="code"/>
      <text:p text:style-name="code">void Graph::deleteVertex(Vertex* vertex)</text:p>
      <text:p text:style-name="code">{</text:p>
      <text:p text:style-name="code"><text:tab/>set&lt; pair&lt;Edge*, ORIENTATION&gt; &gt;&amp; edges = vertex-&gt;getEdges();</text:p>
      <text:p text:style-name="code"/>
      <text:p text:style-name="code"><text:tab/>set&lt; pair&lt;Edge*, ORIENTATION&gt; &gt;::iterator it;</text:p>
      <text:p text:style-name="code"><text:tab/>for(it = edges.begin(); it != edges.end(); it++)</text:p>
      <text:p text:style-name="code"><text:tab/><text:tab/>deleteEdge(it-&gt;first);</text:p>
      <text:p text:style-name="code"/>
      <text:p text:style-name="code"><text:tab/>m_vertices.erase(vertex);</text:p>
      <text:p text:style-name="code"><text:tab/>delete vertex;</text:p>
      <text:p text:style-name="code">}</text:p>
      <text:p text:style-name="code"/>
      <text:p text:style-name="code">void Graph::deleteEdge(Edge* edge)</text:p>
      <text:p text:style-name="code">{</text:p>
      <text:p text:style-name="code"><text:tab/>edge-&gt;getBeginVertex()-&gt;deleteEdge(edge, BEGIN);</text:p>
      <text:p text:style-name="code"><text:tab/>edge-&gt;getEndVertex()-&gt;deleteEdge(edge, END);</text:p>
      <text:p text:style-name="code"><text:tab/>m_edges.erase(edge);</text:p>
      <text:p text:style-name="code"><text:tab/>delete edge;</text:p>
      <text:p text:style-name="code">}</text:p>
      <text:p text:style-name="code"/>
      <text:p text:style-name="Text_20_body">Výhradně tyto čtyři funkce pracují s pamětí, a tudíž je možnost memory leaků v této části aplikace vyloučená.</text:p>
      <text:p text:style-name="Text_20_body">Implementace podmnožin vrcholů a hran je téměř identická jako implementace vlastního grafu. Jediný rozdíl se nachází v těchto čtyřech metodách, které u podmnožin nepracují s pamětí, ale pouze se starají o ukládání a vracení již existujících ukazatelů na objekty.</text:p>
      <text:p text:style-name="Text_20_body">Přiřazování mezi proměnnými v interpretu není třeba nějak speciálně ošetřovat. Důvod je následující:</text:p>
      <text:p text:style-name="Text_20_body">Pokud je proměnná vertex vrcholem grafu, pak přiřazení vertexu do jiné proměnné nevytváří v původním grafu ani v žádném jiném nový vrchol. Protože žádný vrchol nemůže bez grafu existovat, je z logiky věci jasné, že proměnné a, b, i c z příkladu musí být pouhým aliasem k původní proměnné vertex. Stejnou úvahu lze provést i pro hrany.</text:p>
      <text:p text:style-name="code">vertex = g.generateVertex();</text:p>
      <text:p text:style-name="code">a = vertex;</text:p>
      <text:p text:style-name="code">b = vertex;</text:p>
      <text:p text:style-name="code">c = vertex;</text:p>
      <text:p text:style-name="code"/>
      <text:p text:style-name="Text_20_body">Výše uvedený kód může vypadat jako nežádoucí a jeho použití okrajové, ale naprosto stejné operace se provádějí při předávání parametrů funkcím, a proto je dobré mít ověřeno, že při jejich volání nenastanou žádné problémy. Jak už bylo řečeno o veškerou dynamicky alokovanou paměť grafu se stará třída Graf a nikdo jiný. Díky mělkým kopiím objektů není tudíž třeba ani garbage collectoru, ani chytrých ukazatelů s čítáním referencí.</text:p>
      <text:p text:style-name="Text_20_body">Jako poznámku na okraj je nutné uvést, že graf, vrcholy, hrany a jejich podmnožiny jsou součástí hierarchie tříd, která zahrnuje i zapouzdření primitivních datových typů (int, <text:soft-page-break/>float, string a další). Veškeré operace mezi nimi se v interpretu provádějí pomocí návrhové vzoru „Double dispatching“.</text:p>
      <text:h text:style-name="Heading_20_3" text:outline-level="3">Implementace maticí sousednosti</text:h>
      <text:p text:style-name="Text_20_body">Jak už bylo naznačeno v analýze, je druhá implementace, pomocí matice sousednosti, spíše problémová a těžkopádná. S elegantním řešením pomocí množin vrcholů a hran se vůbec nedá srovnávat.</text:p>
      <text:p text:style-name="Text_20_body">Při pokusu o napsání zdrojového kódu jsem došel k přesvědčení, že je toto řešení v tomto jednom specifickém případě nadmnožinou minulého řešení.</text:p>
      <text:p text:style-name="Text_20_body">Požadavek použití v interpretu způsobuje, že třídy vrcholů a hran musí obsahovat, kromě samozřejmého odkazu na graf, i indexy do matice sousednosti. Třídy z minulého řešení také obsahovaly techniku zpětných odkazů, nicméně místo indexů s výhodou používaly jako identifikaci sebe sama ukazatel this.</text:p>
      <text:p text:style-name="Text_20_body">Číselné indexy do matice také způsobují extrémní problémy související s dynamičností grafu. Především při smazání některého z vrcholů je nutné realokovat celou matici, zkopírovat původní záznamy a aktualizovat zpětné odkazy ve všech položkách. Když se odstraní uzel na indexu N, je nutné všem uzlům a hranám od indexu N+1 dekrementovat jejich index.</text:p>
      <text:p text:style-name="Text_20_body">Pokud by se zpětné ukazatele zrušily, bylo by naopak nutné s lineární složitostí prohledávat před téměř libovolnou operací celou matici a až poté, také s nekonstantní složitostí, vykonat danou operaci. Jsme u kvadratické složitosti. S hashovací tabulkou indexovanou ukazateli (šablona set) z minulé implementace se toto nedá srovnávat.</text:p>
      <text:p text:style-name="Text_20_body">Další z obrovských problémů vzniknou při návrhu podmnožin vrcholů a hran, které se na vlastní třídu grafu dají napojit pouze nepřirozeně.</text:p>
      <text:p text:style-name="Text_20_body">Jako závěr pokusu o druhou implementace nelze nic jiného než konstatovat, že pouze přidává do problému složitost a nepřináší naprosto žádné výhody, a tudíž bylo od naprogramování použitelné implementace upuštěno.</text:p>
      <text:h text:style-name="Heading_20_2" text:outline-level="2">Závěr</text:h>
      <text:p text:style-name="Text_20_body">V této práci byly analyzovány možnosti implementace vnitřní struktury objektu grafu pro interpret grafových algoritmů. Byly zkoumány dva přístupy – standardní matice sousednosti a reprezentace množinami vrcholů a hran.</text:p>
      <text:p text:style-name="Text_20_body">Ačkoli byl na začátku preferován první, standardní, přístup a druhý byl považován spíše za outsidera, postupem času a s hloubkou zanoření se do problému se situace začala obracet. Při pokusu o implementaci byla trochu překvapivě matice sousednosti shledána pro tento konkrétní případ jako naprosto nevhodná a naopak druhé řešení jako hezké a elegantní.</text:p>
      <text:p text:style-name="Text_20_body">Po důkladném uvážení bylo, a to i přestože to odporuje požadavku na dvě různé implementace, naprogramováno pouze jedno funkční řešení. Práce na druhém byly zastaveny z důvodu jeho naprosté nevhodnosti a nepoužitelnosti, kterou tato semestrální práce odhali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 Mono" svg:font-family="'DejaVu Sans Mono'" style:font-adornments="Book" style:font-family-generic="swiss" style:font-pitch="fixed"/>
    <style:font-face style:name="DejaVu Sans" svg:font-family="'DejaVu Sans'" style:font-family-generic="roman" style:font-pitch="variable"/>
    <style:font-face style:name="Thorndale" svg:font-family="Thorndale" style:font-family-generic="roman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cs" fo:country="CZ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lyt-orange_7e_LT_7e_Gliederung_20_1" style:display-name="lyt-orang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ange_7e_LT_7e_Gliederung_20_2" style:display-name="lyt-orange~LT~Gliederung 2" style:family="paragraph" style:parent-style-name="lyt-orang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ange_7e_LT_7e_Gliederung_20_3" style:display-name="lyt-orange~LT~Gliederung 3" style:family="paragraph" style:parent-style-name="lyt-orang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ange_7e_LT_7e_Gliederung_20_4" style:display-name="lyt-orange~LT~Gliederung 4" style:family="paragraph" style:parent-style-name="lyt-orang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ange_7e_LT_7e_Gliederung_20_5" style:display-name="lyt-orange~LT~Gliederung 5" style:family="paragraph" style:parent-style-name="lyt-orang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range_7e_LT_7e_Gliederung_20_6" style:display-name="lyt-orange~LT~Gliederung 6" style:family="paragraph" style:parent-style-name="lyt-orange_7e_LT_7e_Gliederung_20_5">
      <style:paragraph-properties fo:margin-left="7.2cm" fo:margin-right="0cm" fo:text-indent="-0.6cm" style:auto-text-indent="false">
        <style:tab-stops/>
      </style:paragraph-properties>
    </style:style>
    <style:style style:name="lyt-orange_7e_LT_7e_Gliederung_20_7" style:display-name="lyt-orange~LT~Gliederung 7" style:family="paragraph" style:parent-style-name="lyt-orange_7e_LT_7e_Gliederung_20_6">
      <style:paragraph-properties fo:margin-left="8.4cm" fo:margin-right="0cm" fo:text-indent="-0.6cm" style:auto-text-indent="false">
        <style:tab-stops/>
      </style:paragraph-properties>
    </style:style>
    <style:style style:name="lyt-orange_7e_LT_7e_Gliederung_20_8" style:display-name="lyt-orange~LT~Gliederung 8" style:family="paragraph" style:parent-style-name="lyt-orange_7e_LT_7e_Gliederung_20_7">
      <style:paragraph-properties fo:margin-left="9.601cm" fo:margin-right="0cm" fo:text-indent="-0.6cm" style:auto-text-indent="false">
        <style:tab-stops/>
      </style:paragraph-properties>
    </style:style>
    <style:style style:name="lyt-orange_7e_LT_7e_Gliederung_20_9" style:display-name="lyt-orange~LT~Gliederung 9" style:family="paragraph" style:parent-style-name="lyt-orange_7e_LT_7e_Gliederung_20_8">
      <style:paragraph-properties fo:margin-left="10.8cm" fo:margin-right="0cm" fo:text-indent="-0.6cm" style:auto-text-indent="false">
        <style:tab-stops/>
      </style:paragraph-properties>
    </style:style>
    <style:style style:name="lyt-orange_7e_LT_7e_Titel" style:display-name="lyt-orange~LT~Titel" style:family="paragraph">
      <style:paragraph-properties fo:text-align="center" style:justify-single-word="false" style:text-autospace="none"/>
      <style:text-properties fo:color="#cc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ange_7e_LT_7e_Untertitel" style:display-name="lyt-orang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fo:color="#cc66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ange_7e_LT_7e_Notizen" style:display-name="lyt-orang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ange_7e_LT_7e_Hintergrundobjekte" style:display-name="lyt-orange~LT~Hintergrundobjekte" style:family="paragraph">
      <style:paragraph-properties style:text-autospace="none"/>
    </style:style>
    <style:style style:name="lyt-orange_7e_LT_7e_Hintergrund" style:display-name="lyt-orange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fo:color="#cc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WW-Title1" style:family="paragraph">
      <style:paragraph-properties fo:text-align="center" style:justify-single-word="false" style:text-autospace="none"/>
      <style:text-properties fo:color="#cc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fo:color="#cc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code" style:family="paragraph" style:parent-style-name="Standard" style:class="text">
      <style:paragraph-properties fo:margin-left="0cm" fo:margin-right="0cm" fo:text-indent="0cm" style:auto-text-indent="false"/>
      <style:text-properties style:font-name="DejaVu Sans Mono" fo:font-size="10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-Title123" style:family="paragraph">
      <style:paragraph-properties fo:text-align="center" style:justify-single-word="false" style:text-autospace="none"/>
      <style:text-properties fo:color="#cc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" style:family="paragraph">
      <style:paragraph-properties fo:text-align="center" style:justify-single-word="false" style:text-autospace="none"/>
      <style:text-properties fo:color="#cc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" style:family="paragraph">
      <style:paragraph-properties fo:text-align="center" style:justify-single-word="false" style:text-autospace="none"/>
      <style:text-properties fo:color="#cc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" style:family="paragraph">
      <style:paragraph-properties fo:text-align="center" style:justify-single-word="false" style:text-autospace="none"/>
      <style:text-properties fo:color="#cc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" style:family="paragraph">
      <style:paragraph-properties fo:text-align="center" style:justify-single-word="false" style:text-autospace="none"/>
      <style:text-properties fo:color="#cc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l Turek</meta:initial-creator>
    <meta:creation-date>2008-11-23T18:19:10</meta:creation-date>
    <dc:date>2008-11-23T21:32:32</dc:date>
    <dc:creator>Michal Turek</dc:creator>
    <meta:editing-duration>PT03H13M23S</meta:editing-duration>
    <meta:editing-cycles>48</meta:editing-cycles>
    <meta:generator>OpenOffice.org/3.0$Linux OpenOffice.org_project/300m9$Build-9358</meta:generator>
    <meta:document-statistic meta:table-count="0" meta:image-count="0" meta:object-count="0" meta:page-count="6" meta:paragraph-count="164" meta:word-count="1612" meta:character-count="11108"/>
    <meta:user-defined meta:name="Info 1"/>
    <meta:user-defined meta:name="Info 2"/>
    <meta:user-defined meta:name="Info 3"/>
    <meta:user-defined meta:name="Info 4"/>
  </office:meta>
</office:document-meta>
</file>